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sub>
                  <mo stretchy="false">ϕ</mo>
                  <mn>2</mn>
                </msub>
              </mrow>
            </mfenced>
            <mrow>
              <mi/>
              <mo stretchy="false">=</mo>
              <mi/>
            </mrow>
            <mrow>
              <munder>
                <mo stretchy="false">∫</mo>
                <mi>i</mi>
              </munder>
              <mi/>
            </mrow>
            <mrow>
              <munder>
                <mo stretchy="false">∫</mo>
                <mi>j</mi>
              </munder>
              <mi/>
            </mrow>
            <msub>
              <mo stretchy="false">α</mo>
              <mrow>
                <mi mathvariant="italic">ij</mi>
              </mrow>
            </msub>
            <mrow>
              <mo stretchy="false">(</mo>
              <mrow>
                <mo stretchy="false">ϕ</mo>
              </mrow>
              <mo stretchy="false">)</mo>
            </mrow>
            <mi/>
            <mfenced open="∣" close="〉">
              <mrow>
                <msub>
                  <mrow>
                    <mover accent="true">
                      <mo stretchy="false">ϕ</mo>
                      <mo stretchy="false">̄</mo>
                    </mover>
                  </mrow>
                  <mi>i</mi>
                </msub>
                <msub>
                  <mrow>
                    <mover accent="true">
                      <mo stretchy="false">ϕ</mo>
                      <mo stretchy="false">̂</mo>
                    </mover>
                  </mrow>
                  <mi>j</mi>
                </msub>
              </mrow>
            </mfenced>
            <mrow>
              <mi/>
              <mo stretchy="false">=</mo>
              <mi/>
            </mrow>
            <mrow>
              <munder>
                <mo stretchy="false">∫</mo>
                <mi>i</mi>
              </munder>
              <mi/>
            </mrow>
            <mrow>
              <munder>
                <mo stretchy="false">∫</mo>
                <mi>j</mi>
              </munder>
              <mi/>
            </mrow>
            <msub>
              <mo stretchy="false">α</mo>
              <mrow>
                <mi mathvariant="italic">ij</mi>
              </mrow>
            </msub>
            <mrow>
              <mo stretchy="false">(</mo>
              <mrow>
                <mo stretchy="false">ϕ</mo>
              </mrow>
              <mo stretchy="false">)</mo>
            </mrow>
            <mi/>
            <mfenced open="∣" close="〉">
              <mrow>
                <msubsup>
                  <mrow>
                    <mover accent="true">
                      <mo stretchy="false">ϕ</mo>
                      <mo stretchy="false">̄</mo>
                    </mover>
                  </mrow>
                  <mi>i</mi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bsup>
              </mrow>
            </mfenced>
            <mi/>
            <mfenced open="∣" close="〉">
              <mrow>
                <msubsup>
                  <mrow>
                    <mover accent="true">
                      <mo stretchy="false">ϕ</mo>
                      <mo stretchy="false">̂</mo>
                    </mover>
                  </mrow>
                  <mi>j</mi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bsup>
              </mrow>
            </mfenced>
          </mrow>
        </mtd>
      </mtr>
      <mtr>
        <mtd>
          <mrow>
            <mfenced open="∣" close="〉">
              <mrow>
                <msubsup>
                  <mrow>
                    <mover accent="true">
                      <mo stretchy="false">ϕ</mo>
                      <mo stretchy="false">̄</mo>
                    </mover>
                  </mrow>
                  <mi>i</mi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∈</mo>
              <mi/>
            </mrow>
            <msubsup>
              <mo stretchy="false">ℋ</mo>
              <mn>1</mn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bsup>
            <mi/>
            <mtext> ; </mtext>
            <mi/>
            <mfenced open="∣" close="〉">
              <mrow>
                <msubsup>
                  <mrow>
                    <mover accent="true">
                      <mo stretchy="false">ϕ</mo>
                      <mo stretchy="false">̂</mo>
                    </mover>
                  </mrow>
                  <mi>i</mi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∈</mo>
              <mi/>
            </mrow>
            <msubsup>
              <mo stretchy="false">ℋ</mo>
              <mn>1</mn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bsup>
            <mi/>
            <mtext> ; </mtext>
            <mi/>
            <msub>
              <mo stretchy="false">α</mo>
              <mrow>
                <mi mathvariant="italic">ij</mi>
              </mrow>
            </msub>
            <mrow>
              <mo stretchy="false">(</mo>
              <mrow>
                <mo stretchy="false">ϕ</mo>
              </mrow>
              <mo stretchy="false">)</mo>
            </mrow>
            <mrow>
              <mi/>
              <mo stretchy="false">∈</mo>
              <mi/>
            </mrow>
            <mo stretchy="false">ℂ</mo>
          </mrow>
        </mtd>
      </mtr>
    </mtable>
    <annotation encoding="StarMath 5.0">left lline 
 %iphi _2
right rangle ~=~ 

int from i ` int from j ` 
%ialpha _{ij} (%iphi) 
` 
left lline 
 {bar %iphi} _i {hat %iphi} _j
right rangle ~=~

int from i ` int from j ` 
%ialpha _{ij} (%iphi) 
` 
left lline 
 {bar %iphi} _i ^{(1)} 
right rangle 
` 
left lline 
 {hat %iphi} _j ^{(2)}
right rangle 

newline
left lline 
 {bar %iphi} _i ^{(1)} 
right rangle ~in~ %Ux210B _1 ^{(1)} 
~" ; "~~
left lline 
 {hat %iphi} _i ^{(2)} 
right rangle ~in~ %Ux210B _1 ^{(2)} 
~" ; "~~
%ialpha _{ij} (%iphi) ~in~ setC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0:37:43.699000000</meta:creation-date>
    <meta:generator>LibreOffice/4.1.4.2$Windows_x86 LibreOffice_project/0a0440ccc0227ad9829de5f46be37cfb6edcf72</meta:generator>
  </office:meta>
</office:document-meta>
</file>